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597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0_3YR_B08536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Aggregate travel time to work (in minutes)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Aggregate travel time to work (in minutes)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Car, truck, or van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Car, truck, or van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Car, truck, or van: - Drove alon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Car, truck, or van: - Drove alon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Car, truck, or van: - Carpooled: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Car, truck, or van: - Carpooled: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Car, truck, or van: - Carpooled: - In 2-person carpool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Car, truck, or van: - Carpooled: - In 2-person carpool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Car, truck, or van: - Carpooled: - In 3-or-more-person carpool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Car, truck, or van: - Carpooled: - In 3-or-more-person carpool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Public transportation (excluding taxicab):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Public transportation (excluding taxicab):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Public transportation (excluding taxicab): - Bus or trolley bus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Public transportation (excluding taxicab): - Bus or trolley bus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Public transportation (excluding taxicab): - Streetcar or trolley car (carro publico in Puerto Rico), subway or elevated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Public transportation (excluding taxicab): - Streetcar or trolley car (carro publico in Puerto Rico), subway or elevated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Public transportation (excluding taxicab): - Railroad or ferryboat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Public transportation (excluding taxicab): - Railroad or ferryboat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Walked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Walked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axicab, motorcycle, bicycle, or other means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axicab, motorcycle, bicycle, or other mea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/6.0.7.3$Linux_X86_64 LibreOffice_project/00m0$Build-3</meta:generator>
  </office:meta>
</office:document-meta>
</file>